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0.874cm" fo:min-width="2.194cm"/>
      <style:paragraph-properties style:writing-mode="lr-tb"/>
    </style:style>
    <style:style style:name="gr2" style:family="graphic" style:parent-style-name="standard">
      <style:graphic-properties svg:stroke-width="0.053cm" svg:stroke-color="#3faf46" draw:marker-start-width="0.279cm" draw:marker-end-width="0.279cm" draw:fill-color="#ffffff" draw:textarea-horizontal-align="justify" draw:textarea-vertical-align="middle" draw:auto-grow-height="false" fo:min-height="1.973cm" fo:min-width="4.58cm" fo:padding-top="0.151cm" fo:padding-bottom="0.151cm" fo:padding-left="0.276cm" fo:padding-right="0.276cm" fo:wrap-option="wrap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="Arrowheads_20_1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d4c05" draw:marker-start-width="0.279cm" draw:marker-end-width="0.279cm" draw:fill-color="#ffffff" draw:textarea-horizontal-align="justify" draw:textarea-vertical-align="middle" draw:auto-grow-height="false" fo:min-height="0.703cm" fo:min-width="2.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1.655cm" fo:min-width="4.26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1.603cm" fo:min-width="4.21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55308d" draw:marker-start-width="0.279cm" draw:marker-end-width="0.279cm" draw:fill-color="#ffffff" draw:textarea-horizontal-align="justify" draw:textarea-vertical-align="middle" draw:auto-grow-height="false" fo:min-height="1.337cm" fo:min-width="3.3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55308d" draw:marker-start-width="0.279cm" draw:marker-end-width="0.279cm" draw:fill-color="#ffffff" draw:textarea-horizontal-align="justify" draw:textarea-vertical-align="middle" draw:auto-grow-height="false" fo:min-height="1.285cm" fo:min-width="3.258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style:font-name="Chandas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Chandas"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588cm" svg:x="1.635cm" svg:y="1.31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5.08cm" svg:height="2.223cm" svg:x="7.667cm" svg:y="5.127cm">
          <text:p text:style-name="P3">Menu Stat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3.54cm" svg:y1="2.905cm" svg:x2="10.207cm" svg:y2="5.127cm" draw:start-shape="id1" draw:start-glue-point="8" draw:end-shape="id2" draw:end-glue-point="0" svg:d="M3540 2905v1098h6667v1124" svg:viewBox="0 0 6668 2223">
          <text:p/>
        </draw:connector>
        <draw:custom-shape draw:style-name="gr4" draw:text-style-name="P4" xml:id="id3" draw:id="id3" draw:layer="layout" svg:width="5.079cm" svg:height="1.905cm" svg:x="7.668cm" svg:y="8.302cm">
          <text:p text:style-name="P3">Inp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0.207cm" svg:y1="7.35cm" svg:x2="10.208cm" svg:y2="8.302cm" draw:start-shape="id2" draw:start-glue-point="2" draw:end-shape="id3" draw:end-glue-point="4" svg:d="M10207 7350v475h1v477" svg:viewBox="0 0 2 953">
          <text:p/>
        </draw:connector>
        <draw:custom-shape draw:style-name="gr6" draw:text-style-name="P4" xml:id="id4" draw:id="id4" draw:layer="layout" svg:width="4.762cm" svg:height="1.905cm" svg:x="1.953cm" svg:y="11.477cm">
          <text:p text:style-name="P3">Running State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4.762cm" svg:height="1.905cm" svg:x="7.985cm" svg:y="11.477cm">
          <text:p text:style-name="P3">Score Menu State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4.762cm" svg:height="1.905cm" svg:x="14.017cm" svg:y="11.477cm">
          <text:p text:style-name="P3">Exit Stat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668cm" svg:y1="9.255cm" svg:x2="4.334cm" svg:y2="11.477cm" draw:start-shape="id3" draw:start-glue-point="5" draw:end-shape="id4" draw:end-glue-point="0" svg:d="M7668 9255h-3334v2222" svg:viewBox="0 0 3335 2223">
          <text:p/>
        </draw:connector>
        <draw:connector draw:style-name="gr3" draw:text-style-name="P5" draw:layer="layout" svg:x1="10.208cm" svg:y1="10.207cm" svg:x2="10.366cm" svg:y2="11.477cm" draw:start-shape="id3" draw:start-glue-point="6" draw:end-shape="id5" draw:end-glue-point="0" svg:d="M10208 10207v635h158v635" svg:viewBox="0 0 159 1271">
          <text:p/>
        </draw:connector>
        <draw:connector draw:style-name="gr3" draw:text-style-name="P5" draw:layer="layout" svg:x1="12.747cm" svg:y1="9.255cm" svg:x2="16.398cm" svg:y2="11.477cm" draw:start-shape="id3" draw:start-glue-point="7" draw:end-shape="id6" draw:end-glue-point="0" svg:d="M12747 9255h3651v2222" svg:viewBox="0 0 3652 2223">
          <text:p/>
        </draw:connector>
        <draw:connector draw:style-name="gr3" draw:text-style-name="P5" draw:layer="layout" svg:x1="1.953cm" svg:y1="12.429cm" svg:x2="7.667cm" svg:y2="6.238cm" draw:start-shape="id4" draw:start-glue-point="3" draw:end-shape="id2" draw:end-glue-point="3" svg:d="M1953 12429h-527v-6191h6241" svg:viewBox="0 0 6242 6192">
          <text:p/>
        </draw:connector>
        <draw:custom-shape draw:style-name="gr8" draw:text-style-name="P4" draw:layer="layout" svg:width="3.81cm" svg:height="1.587cm" svg:x="5.127cm" svg:y="3.223cm">
          <text:p text:style-name="P3">Load Texture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47cm" svg:y1="12.429cm" svg:x2="12.747cm" svg:y2="6.238cm" draw:start-shape="id5" draw:start-glue-point="1" draw:end-shape="id2" draw:end-glue-point="1" svg:d="M12747 12429h527v-6191h-527" svg:viewBox="0 0 528 6192">
          <text:p/>
        </draw:connector>
        <draw:custom-shape draw:style-name="gr9" draw:text-style-name="P4" xml:id="id7" draw:id="id7" draw:layer="layout" svg:width="3.81cm" svg:height="1.587cm" svg:x="14.652cm" svg:y="14.97cm">
          <text:p text:style-name="P3">Free Memory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6.398cm" svg:y1="13.382cm" svg:x2="16.557cm" svg:y2="14.97cm" draw:start-shape="id6" draw:start-glue-point="2" draw:end-shape="id7" draw:end-glue-point="0" svg:d="M16398 13382v793h159v795" svg:viewBox="0 0 160 1589">
          <text:p/>
        </draw:connector>
        <draw:custom-shape draw:style-name="gr1" draw:text-style-name="P2" xml:id="id8" draw:id="id8" draw:layer="layout" svg:width="3.81cm" svg:height="1.588cm" svg:x="14.652cm" svg:y="17.827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16.557cm" svg:y1="16.557cm" svg:x2="16.557cm" svg:y2="17.827cm" draw:start-shape="id7" draw:start-glue-point="2" draw:end-shape="id8" draw:end-glue-point="4" svg:d="M16557 16557v1270" svg:viewBox="0 0 1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unning State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1:29:56.775613859</meta:creation-date>
    <dc:date>2023-01-08T19:01:26.449736827</dc:date>
    <meta:editing-duration>PT1M7S</meta:editing-duration>
    <meta:editing-cycles>2</meta:editing-cycles>
    <meta:generator>LibreOffice/7.4.3.2$MacOSX_AARCH64 LibreOffice_project/1048a8393ae2eeec98dff31b5c133c5f1d08b890</meta:generator>
    <meta:document-statistic meta:object-count="18"/>
  </office:meta>
</office:document-meta>
</file>